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2c6b09" style:font-name-asian="Tahoma2" style:font-size-asian="10pt" style:font-name-complex="Tahoma2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5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17" style:family="paragraph" style:parent-style-name="Standard">
      <style:paragraph-properties fo:line-height="125%"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text-properties style:font-name="Calibri" officeooo:paragraph-rsid="0039b612"/>
    </style:style>
    <style:style style:name="P22" style:family="paragraph" style:parent-style-name="Standard">
      <style:text-properties style:font-name="Calibri" officeooo:rsid="0039b612" officeooo:paragraph-rsid="0039b612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26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27" style:family="paragraph" style:parent-style-name="Standard">
      <style:paragraph-properties fo:padding="0in" fo:border="none"/>
    </style:style>
    <style:style style:name="P2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29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3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3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3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34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35" style:family="paragraph" style:parent-style-name="Standard">
      <style:text-properties style:font-name="Tahoma" fo:font-size="10pt" fo:language="ca" fo:country="ES" officeooo:paragraph-rsid="003f392c" style:font-name-asian="Tahoma2" style:font-size-asian="10pt" style:font-name-complex="Tahoma2" style:font-size-complex="10pt"/>
    </style:style>
    <style:style style:name="P36" style:family="paragraph" style:parent-style-name="Standard">
      <style:text-properties style:font-name="Calibri" officeooo:rsid="003d5328" officeooo:paragraph-rsid="003d5328"/>
    </style:style>
    <style:style style:name="P3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38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39" style:family="paragraph" style:parent-style-name="Standard">
      <style:text-properties style:font-name="Tahoma1" fo:font-size="11pt" officeooo:rsid="0021ace1" officeooo:paragraph-rsid="003da3a8" style:font-size-asian="11pt" style:font-name-complex="Tahoma1" style:font-size-complex="8pt"/>
    </style:style>
    <style:style style:name="P40" style:family="paragraph" style:parent-style-name="Standard">
      <style:text-properties style:font-name="Tahoma1" fo:font-size="11pt" officeooo:paragraph-rsid="003da3a8" style:font-size-asian="11pt" style:font-name-complex="Tahoma1" style:font-size-complex="8pt"/>
    </style:style>
    <style:style style:name="P41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4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T1" style:family="text">
      <style:text-properties officeooo:rsid="003aeadc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962a9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3d5328" style:font-name-asian="Tahoma2" style:font-size-asian="10pt" style:font-name-complex="Tahoma2" style:font-size-complex="10pt"/>
    </style:style>
    <style:style style:name="T10" style:family="text">
      <style:text-properties style:font-name="Tahoma" style:font-name-asian="Tahoma2" style:font-name-complex="Tahoma2"/>
    </style:style>
    <style:style style:name="T11" style:family="text">
      <style:text-properties style:font-name="Tahoma" officeooo:rsid="002e3cfe" style:font-name-asian="Tahoma2" style:font-name-complex="Tahoma2"/>
    </style:style>
    <style:style style:name="T12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3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language="ca" fo:country="ES" officeooo:rsid="00873e60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T17" style:family="text">
      <style:text-properties fo:color="#000000" fo:font-size="11pt" style:font-name-asian="Tahoma2" style:font-size-asian="11pt" style:font-name-complex="Tahoma2" style:font-size-complex="11pt"/>
    </style:style>
    <style:style style:name="T18" style:family="text">
      <style:text-properties fo:color="#000000" fo:font-size="11pt" officeooo:rsid="0085d218" style:font-name-asian="Tahoma2" style:font-size-asian="11pt" style:font-name-complex="Tahoma2" style:font-size-complex="11pt"/>
    </style:style>
    <style:style style:name="T19" style:family="text">
      <style:text-properties fo:color="#000000" fo:font-size="11pt" officeooo:rsid="0039b612" style:font-name-asian="Tahoma2" style:font-size-asian="11pt" style:font-name-complex="Tahoma2" style:font-size-complex="11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d86ad" style:font-weight-asian="normal" style:font-weight-complex="normal"/>
    </style:style>
    <style:style style:name="T22" style:family="text">
      <style:text-properties fo:font-weight="normal" officeooo:rsid="0041894e" style:font-weight-asian="normal" style:font-weight-complex="normal"/>
    </style:style>
    <style:style style:name="T23" style:family="text">
      <style:text-properties fo:font-weight="normal" officeooo:rsid="00383ec7" style:font-weight-asian="normal" style:font-weight-complex="normal"/>
    </style:style>
    <style:style style:name="T24" style:family="text">
      <style:text-properties fo:font-weight="normal" officeooo:rsid="003c8eb0" style:font-weight-asian="normal" style:font-weight-complex="normal"/>
    </style:style>
    <style:style style:name="T25" style:family="text">
      <style:text-properties officeooo:rsid="002c6b09"/>
    </style:style>
    <style:style style:name="T26" style:family="text">
      <style:text-properties officeooo:rsid="002ce1d2"/>
    </style:style>
    <style:style style:name="T27" style:family="text">
      <style:text-properties officeooo:rsid="002e3cfe"/>
    </style:style>
    <style:style style:name="T28" style:family="text">
      <style:text-properties officeooo:rsid="0030ca59"/>
    </style:style>
    <style:style style:name="T29" style:family="text">
      <style:text-properties officeooo:rsid="007b00d3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style:font-name-asian="Tahoma2" style:font-size-asian="11pt" style:font-name-complex="Tahoma2" style:font-size-complex="11pt"/>
    </style:style>
    <style:style style:name="T32" style:family="text">
      <style:text-properties officeooo:rsid="0039b612"/>
    </style:style>
    <style:style style:name="T33" style:family="text">
      <style:text-properties officeooo:rsid="0039c4ba"/>
    </style:style>
    <style:style style:name="T34" style:family="text">
      <style:text-properties officeooo:rsid="003bfa8a"/>
    </style:style>
    <style:style style:name="T35" style:family="text">
      <style:text-properties officeooo:rsid="003d5328"/>
    </style:style>
    <style:style style:name="T36" style:family="text">
      <style:text-properties officeooo:rsid="003ef4f8"/>
    </style:style>
    <style:style style:name="T37" style:family="text">
      <style:text-properties officeooo:rsid="0040b4e9"/>
    </style:style>
    <style:style style:name="T38" style:family="text">
      <style:text-properties officeooo:rsid="004191b0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5">MÒDUL:<text:span text:style-name="T20"> </text:span><text:span text:style-name="T13">Organi</text:span><text:span text:style-name="T14">t</text:span><text:span text:style-name="T13">zació del </text:span><text:span text:style-name="T15">M</text:span><text:span text:style-name="T13">antenimient </text:span><text:span text:style-name="T14">i</text:span><text:span text:style-name="T13"> </text:span><text:span text:style-name="T15">M</text:span><text:span text:style-name="T14">u</text:span><text:span text:style-name="T13">nta</text:span><text:span text:style-name="T14">tge</text:span><text:span text:style-name="T13"> d’</text:span><text:span text:style-name="T15">I</text:span><text:span text:style-name="T13">nstal</text:span><text:span text:style-name="T14">·l</text:span><text:span text:style-name="T13">acions </text:span></text:p>
            <text:p text:style-name="P26"><text:span text:style-name="T22">i</text:span><text:span text:style-name="T21"> </text:span><text:span text:style-name="T23">S</text:span><text:span text:style-name="T21">istem</text:span><text:span text:style-name="T22">e</text:span><text:span text:style-name="T21">s </text:span><text:span text:style-name="T24">Elèctrics</text:span><text:span text:style-name="T21"> </text:span><text:span text:style-name="T22">en</text:span><text:span text:style-name="T21"> </text:span><text:span text:style-name="T23">V</text:span><text:span text:style-name="T22">aixells</text:span><text:span text:style-name="T21"> </text:span><text:span text:style-name="T22">i</text:span><text:span text:style-name="T21"> </text:span><text:span text:style-name="T23">E</text:span><text:span text:style-name="T21">mbarcacion</text:span><text:span text:style-name="T22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8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9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3216858954346835410" text:style-name="WWNum1">
        <text:list-item>
          <text:p text:style-name="P33">Continguts del mòdul i temporització: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BLOC DE CONTINGUTS</text:p>
          </table:table-cell>
          <table:table-cell table:style-name="Tabla2.A1" office:value-type="string">
            <text:p text:style-name="P14">UNITAT DIDÀCTICA</text:p>
          </table:table-cell>
          <table:table-cell table:style-name="Tabla2.C1" office:value-type="string">
            <text:p text:style-name="P14">AVAL.</text:p>
          </table:table-cell>
          <table:table-cell table:style-name="Tabla2.D1" office:value-type="string">
            <text:p text:style-name="P14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36"><text:span text:style-name="T30">El corrent elèctric</text:span>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6"><text:span text:style-name="T17">Seguretat en les instal·lacions elèctriques</text:span></text:p>
          </table:table-cell>
          <table:covered-table-cell/>
          <table:table-cell table:style-name="Tabla2.D1" office:value-type="string">
            <text:p text:style-name="P8">10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<text:span text:style-name="T35">El corrent continu </text:span></text:p>
          </table:table-cell>
          <table:covered-table-cell/>
          <table:table-cell table:style-name="Tabla2.D1" office:value-type="string">
            <text:p text:style-name="P8">1<text:span text:style-name="T32">0</text:span>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6">Electromagnetisme</text:p>
          </table:table-cell>
          <table:covered-table-cell/>
          <table:table-cell table:style-name="Tabla2.D1" office:value-type="string">
            <text:p text:style-name="P8">11/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7">El corrent altern</text:p>
          </table:table-cell>
          <table:covered-table-cell/>
          <table:table-cell table:style-name="Tabla2.D1" office:value-type="string">
            <text:p text:style-name="P9">1<text:span text:style-name="T35">2</text:span>//2<text:span text:style-name="T1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<text:span text:style-name="T18"/></text:p>
          </table:table-cell>
          <table:covered-table-cell/>
          <table:table-cell table:style-name="Tabla2.D1" office:value-type="string">
            <text:p text:style-name="P12"/>
          </table:table-cell>
        </table:table-row>
        <table:table-row table:style-name="Tabla2.1">
          <table:covered-table-cell/>
          <table:table-cell table:style-name="Tabla2.B2" office:value-type="string">
            <text:p text:style-name="P22"><text:span text:style-name="T16"/></text:p>
          </table:table-cell>
          <table:covered-table-cell/>
          <table:table-cell table:style-name="Tabla2.D1" office:value-type="string">
            <text:p text:style-name="P12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39"><text:span text:style-name="T19">Sistemes trifàsics</text:span>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0"><text:span text:style-name="T31">Protecció i automatització elèctriques</text:span></text:p>
          </table:table-cell>
          <table:covered-table-cell/>
          <table:table-cell table:style-name="Tabla2.D1" office:value-type="string">
            <text:p text:style-name="P8">01/ 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8">Màquines elèctriques</text:p>
          </table:table-cell>
          <table:covered-table-cell/>
          <table:table-cell table:style-name="Tabla2.D1" office:value-type="string">
            <text:p text:style-name="P8">02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8">Instal·lacions elèctriques a bord</text:p>
          </table:table-cell>
          <table:covered-table-cell/>
          <table:table-cell table:style-name="Tabla2.D1" office:value-type="string">
            <text:p text:style-name="P8">02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8">Manteniment i supervisió de les instal·lacions elèctriques</text:p>
          </table:table-cell>
          <table:covered-table-cell/>
          <table:table-cell table:style-name="Tabla2.D1" office:value-type="string">
            <text:p text:style-name="P8">03/2<text:span text:style-name="T1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<text:span text:style-name="T31"/></text:p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3"/>
      <text:list xml:id="list103957054367334" text:continue-numbering="true" text:style-name="WWNum1">
        <text:list-header>
          <text:p text:style-name="P33"/>
        </text:list-header>
        <text:list-item>
          <text:p text:style-name="P41">Instruments d’avaluació:</text:p>
        </text:list-item>
      </text:list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4">BLOC</text:p>
          </table:table-cell>
          <table:table-cell table:style-name="Tabla3.A1" office:value-type="string">
            <text:p text:style-name="P14">PROVES ESCRITES</text:p>
          </table:table-cell>
          <table:table-cell table:style-name="Tabla3.C1" office:value-type="string">
            <text:p text:style-name="P14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7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0">1. <text:span text:style-name="T36">Muntage de circuits serie, paral·lel i mixtos de resistències. mesurament de tensió, intensitat i resistència amb polímetre</text:span></text:p>
            <text:p text:style-name="P5"><text:span text:style-name="T25">2</text:span>. <text:span text:style-name="T36">Connexió sèrie i paral·lel de bateries </text:span></text:p>
            <text:p text:style-name="P5"><text:span text:style-name="T25">3</text:span>. <text:span text:style-name="T36">Carrega i descarrega de condensadors</text:span></text:p>
            <text:p text:style-name="P5"><text:span text:style-name="T25">4</text:span>. <text:s/><text:span text:style-name="T36">Protecció d'un motor trifàsic mitjançant interruptor automàtic i relé tèrmic</text:span></text:p>
            <text:p text:style-name="P35"><text:span text:style-name="T25">5</text:span>. <text:span text:style-name="T36">Protecció d'un motor trifàsic mitjançant tallacircuit guardamotor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7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5">6</text:span>. <text:span text:style-name="T37">Inversió de gir d'un motor amb parada prèvia</text:span></text:p>
            <text:p text:style-name="P5"><text:span text:style-name="T25">7</text:span>. <text:span text:style-name="T37">Arrancada temporitzada d'un motor</text:span></text:p>
            <text:p text:style-name="P5"><text:span text:style-name="T25">8</text:span>. <text:span text:style-name="T37">Arrancada estel-triangle d'un motor</text:span></text:p>
            <text:p text:style-name="P5"><text:span text:style-name="T25">9</text:span>. <text:span text:style-name="T37">Inversió de gir estel-triangle d'un motor</text:span>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3"/>
      <text:list xml:id="list103957257349663" text:continue-numbering="true" text:style-name="WWNum1">
        <text:list-item>
          <text:p text:style-name="P33">Criteris de qualificació:</text:p>
        </text:list-item>
      </text:list>
      <text:p text:style-name="P6"/>
      <text:p text:style-name="P28">El mòdul es divideix en dues avaluacions. Al llarg de cada avaluació es farà un examen control a mitjans trimestre i un examen d’avaluació. </text:p>
      <text:p text:style-name="P28">Els alumnes que hagin tret més d'un 5 en <text:span text:style-name="T26">l’</text:span>ex<text:span text:style-name="T26">a</text:span>men de cont<text:span text:style-name="T26">rol</text:span> fan la mitja ponderada corresponent amb l'examen d'avaluació.</text:p>
      <text:p text:style-name="P30">Si es suspèn l'examen de control, es podrà recuperar durant l'examen d'avaluació.</text:p>
      <text:p text:style-name="P29">L’examen de control comptar<text:span text:style-name="T27">à</text:span> un 40% el d’avaluació un 60% per la nota de coneixements teórics de l’avaluació.</text:p>
      <text:p text:style-name="P19"><text:span text:style-name="T11">Pel càlcul de les notes finals de les avaluacions, l</text:span><text:span text:style-name="T10">a part teòrica </text:span><text:span text:style-name="T11">comptarà</text:span><text:span text:style-name="T10"> un 40%, el treball autònom un 20%, les pràctiques un 30% i l’actitud un 10%.</text:span></text:p>
      <text:p text:style-name="P19"/>
      <text:p text:style-name="P31">Els exàmens o elements d'avaluació tant pràctics com teòrics s’aproven com mínim amb un 5.</text:p>
      <text:p text:style-name="P16">S’ha de tenir aprovada la primera avaluació (en primera convocatòria o en la recuperació) per poder aprovar la segona.</text:p>
      <text:p text:style-name="P16"/>
      <text:p text:style-name="P16">La nota de pràctiques serà la nota mitjana de totes les sessions i treballs fets durant el temps de pràctica al taller.</text:p>
      <text:p text:style-name="P16"/>
      <text:p text:style-name="P25">La nota del treball autònom serà la mitjana de totes les <text:span text:style-name="T29">tasques exigides durant el trimestre</text:span>.</text:p>
      <text:p text:style-name="P16"/>
      <text:p text:style-name="P32"/>
      <text:list xml:id="list103958239643167" text:continue-numbering="true" text:style-name="WWNum1">
        <text:list-item>
          <text:p text:style-name="P33">Recuperacions:</text:p>
          <text:p text:style-name="P33"/>
        </text:list-item>
      </text:list>
      <text:p text:style-name="P24">Es farà una prova de recuperació de la primera avaluació.</text:p>
      <text:p text:style-name="P24"/>
      <text:p text:style-name="P24">No <text:span text:style-name="T33">e</text:span>s farà prova de recuperació de la segona avaluació.</text:p>
      <text:p text:style-name="P23"/>
      <text:list xml:id="list103957587744247" text:continue-numbering="true" text:style-name="WWNum1">
        <text:list-header>
          <text:p text:style-name="P34"/>
        </text:list-header>
        <text:list-item>
          <text:p text:style-name="P33">Material didàctic i/o de treball necessari:</text:p>
        </text:list-item>
      </text:list>
      <text:p text:style-name="P6"/>
      <text:p text:style-name="P28">El mòdul es desenvoluparà a l’aula <text:span text:style-name="T34">7</text:span> i al taller de fred fonamentalment. </text:p>
      <text:p text:style-name="P28">El curs es seguirà amb <text:span text:style-name="T27">la documentació disponible al lloc </text:span><text:a xlink:type="simple" xlink:href="https://paulinoposada.github.io/web_e/index_electricitat.html"><text:span text:style-name="T27">web del mòdul</text:span></text:a><text:span text:style-name="T27">.</text:span></text:p>
      <text:p text:style-name="P42">https://paulinoposada.github.io/web_e/index_electricitat.html</text:p>
      <text:p text:style-name="P28">Els alumnes hauran de tenir a classe, a més del material bàsic escolar, una calculadora científica, regla de 30 cm, llapis i goma d’esborrar.</text:p>
      <text:p text:style-name="P28">Per al seguiment de les classes teòriques es projectarà a la pissarra el material necessari.</text:p>
      <text:p text:style-name="P28"/>
      <text:list xml:id="list103956926916905" text:continue-numbering="true" text:style-name="WWNum1">
        <text:list-item>
          <text:p text:style-name="P33">Activitats complementàries i extraescolars programades: <text:s/></text:p>
        </text:list-item>
      </text:list>
      <text:p text:style-name="P6"/>
      <text:p text:style-name="P11">No hi ha activitats complementàries programades.</text:p>
      <text:p text:style-name="P6"/>
      <text:list xml:id="list103956945269825" text:continue-numbering="true" text:style-name="WWNum1">
        <text:list-item>
          <text:p text:style-name="P33">Selecció de bibliografia i pàgines web interessants:</text:p>
        </text:list-item>
      </text:list>
      <text:p text:style-name="P6"/>
      <text:p text:style-name="P6"><text:span text:style-name="T27">Al</text:span> <text:span text:style-name="T34">lloc </text:span><text:a xlink:type="simple" xlink:href="https://paulinoposada.github.io/web_e/index_electricitat.html"><text:span text:style-name="T34">web</text:span></text:a><text:a xlink:type="simple" xlink:href="https://paulinoposada.github.io/web_e/index_electricitat.html"> </text:a><text:a xlink:type="simple" xlink:href="https://paulinoposada.github.io/web_e/index_electricitat.html"><text:span text:style-name="T38">del mòdul</text:span></text:a> hi haurà arxius amb continguts, que els alumnes p<text:span text:style-name="T27">oden</text:span> anar consultant durant el curs.</text:p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aeadc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3</text:span>-2<text:span text:style-name="MT1">4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6</meta:editing-cycles>
    <meta:print-date>2019-09-23T10:24:00</meta:print-date>
    <meta:creation-date>2021-09-29T09:02:00</meta:creation-date>
    <dc:date>2023-09-20T10:39:55.901524583</dc:date>
    <meta:editing-duration>PT4H55M13S</meta:editing-duration>
    <meta:generator>LibreOffice/4.2.8.2$Linux_x86 LibreOffice_project/420m0$Build-2</meta:generator>
    <meta:document-statistic meta:table-count="4" meta:image-count="1" meta:object-count="0" meta:page-count="3" meta:paragraph-count="86" meta:word-count="533" meta:character-count="3402" meta:non-whitespace-character-count="2944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